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02e" officeooo:paragraph-rsid="0006402e"/>
    </style:style>
    <style:style style:name="P2" style:family="paragraph" style:parent-style-name="Standard" style:list-style-name="L1">
      <style:text-properties officeooo:rsid="0006402e" officeooo:paragraph-rsid="0006402e"/>
    </style:style>
    <style:style style:name="P3" style:family="paragraph" style:parent-style-name="Standard" style:list-style-name="L1">
      <style:text-properties officeooo:rsid="0007182e" officeooo:paragraph-rsid="0007182e"/>
    </style:style>
    <style:style style:name="P4" style:family="paragraph" style:parent-style-name="Standard" style:list-style-name="L1">
      <style:text-properties officeooo:rsid="0007fed7" officeooo:paragraph-rsid="0007fed7"/>
    </style:style>
    <style:style style:name="P5" style:family="paragraph" style:parent-style-name="Standard" style:list-style-name="L1">
      <style:text-properties officeooo:rsid="000915fb" officeooo:paragraph-rsid="000915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Quais as informações que queremos extrair? Quais data mines podemos fazer.</text:p>
      <text:p text:style-name="P1"/>
      <text:list xml:id="list5020015760157652565" text:style-name="L1">
        <text:list-item>
          <text:p text:style-name="P2">Comporação de desempenho entre estados.</text:p>
        </text:list-item>
        <text:list-item>
          <text:p text:style-name="P2">Comparação de desempenho entre cidades.</text:p>
        </text:list-item>
        <text:list-item>
          <text:p text:style-name="P2">Gráfico de desempenho de competências por estado/cidade.</text:p>
        </text:list-item>
        <text:list-item>
          <text:p text:style-name="P2">Comparação de desempenho entre alunos da escola pública e privada.</text:p>
        </text:list-item>
        <text:list-item>
          <text:p text:style-name="P2">Comparação de desempenho por etnia e por sexo.</text:p>
        </text:list-item>
        <text:list-item>
          <text:p text:style-name="P3">Idiomas estrangeiros mais utilizados.</text:p>
        </text:list-item>
        <text:list-item>
          <text:p text:style-name="P3">Nível de escolaridade.</text:p>
        </text:list-item>
        <text:list-item>
          <text:p text:style-name="P3">Quantas pessoas tem internet.</text:p>
        </text:list-item>
        <text:list-item>
          <text:p text:style-name="P4">Nível de pessoas que não vão fazer prova.</text:p>
        </text:list-item>
        <text:list-item>
          <text:p text:style-name="P5">ENEM chega na roça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5:45:12.735024751</meta:creation-date>
    <dc:date>2018-11-07T16:45:22.800816239</dc:date>
    <meta:editing-duration>PT29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80" meta:character-count="480" meta:non-whitespace-character-count="421"/>
  </office:meta>
</office:document-meta>
</file>